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aisted</text:p>
          </table:table-cell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Coffee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C2]*[.D2]" office:value-type="float" office:value="4.2" calcext:value-type="float">
            <text:p>4.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office:value-type="string" calcext:value-type="string">
            <text:p>Cigarett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3]*[.D3]" office:value-type="float" office:value="7" calcext:value-type="float">
            <text:p>7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17-03-09" calcext:value-type="date">
            <text:p>03/09/17</text:p>
          </table:table-cell>
          <table:table-cell office:value-type="string" calcext:value-type="string">
            <text:p>L’équip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4]*[.D4]" office:value-type="float" office:value="1.5" calcext:value-type="float">
            <text:p>1.5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*[.D5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ubwa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]*[.D6]" office:value-type="float" office:value="9" calcext:value-type="float">
            <text:p>9</text:p>
          </table:table-cell>
          <table:table-cell office:value-type="string" calcext:value-type="string">
            <text:p>€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7-03-12" calcext:value-type="date">
            <text:p>03/12/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7]*[.D7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Beer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C8]*[.D8]" office:value-type="float" office:value="4.5" calcext:value-type="float">
            <text:p>4.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10]*[.D10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4-08" calcext:value-type="date">
            <text:p>04/08/17</text:p>
          </table:table-cell>
          <table:table-cell office:value-type="string" calcext:value-type="string">
            <text:p>Sandwic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office:value-type="string" calcext:value-type="string">
            <text:p>Cigaret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12]*[.D12]" office:value-type="float" office:value="14" calcext:value-type="float">
            <text:p>14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alad</text:p>
          </table:table-cell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string" calcext:value-type="string">
            <text:p>Beers</text:p>
          </table:table-cell>
          <table:table-cell table:number-columns-repeated="2"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16]*[.D16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Resto Rossigno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17]*[.D17]" office:value-type="float" office:value="11" calcext:value-type="float">
            <text:p>11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Beer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C18]*[.D18]" office:value-type="float" office:value="4.5" calcext:value-type="float">
            <text:p>4.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Sal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formula="of:=SUM([.E2:.E20])" office:value-type="float" office:value="70.1" calcext:value-type="float">
            <text:p>70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8:55:10.360456608</meta:creation-date>
    <dc:date>2017-07-05T19:24:50.924682894</dc:date>
    <meta:editing-duration>PT29M33S</meta:editing-duration>
    <meta:editing-cycles>16</meta:editing-cycles>
    <meta:generator>LibreOffice/5.1.6.2$Linux_X86_64 LibreOffice_project/10m0$Build-2</meta:generator>
    <meta:document-statistic meta:table-count="1" meta:cell-count="112" meta:object-count="0"/>
  </office:meta>
</office:document-meta>
</file>